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mana 1: Definição</text:p>
          </draw:text-box>
        </draw:frame>
        <draw:frame presentation:style-name="pr2" draw:text-style-name="P2" draw:layer="layout" svg:width="25.199cm" svg:height="9.134cm" svg:x="1.401cm" svg:y="3.685cm" presentation:class="subtitle" presentation:user-transformed="true">
          <draw:text-box>
            <text:p><text:span text:style-name="T1">Entregáveis:</text:span></text:p>
            <text:p/>
            <text:p><text:span text:style-name="T1">- Documento com a descrição do projeto.</text:span></text:p>
            <text:p><text:span text:style-name="T1">- Lista de requisitos e funcionalidades.</text:span></text:p>
            <text:p><text:span text:style-name="T1">- Cronograma geral do projeto.</text:span></text:p>
          </draw:text-box>
        </draw:frame>
        <draw:frame draw:style-name="gr1" draw:text-style-name="P4" draw:layer="layout" svg:width="14.31cm" svg:height="1.073cm" svg:x="7.69cm" svg:y="3.685cm">
          <draw:text-box>
            <text:p text:style-name="P3"><text:span text:style-name="T2">Objetivo: Estabelecer claramente o escopo e os requisitos do projet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6"><text:span text:style-name="T1">Cronograma geral do proj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. Definir os Objetivos do Projeto</text:p>
              </text:list-item>
              <text:list-item>
                <text:p>O que se pretende alcançar?</text:p>
              </text:list-item>
              <text:list-item>
                <text:p>Quais são os entregáveis principais?</text:p>
              </text:list-item>
              <text:list-item>
                <text:p>2. Identificar as Tarefas e Atividades</text:p>
              </text:list-item>
              <text:list-item>
                <text:p>Liste todas as tarefas necessárias para completar o projeto.</text:p>
              </text:list-item>
              <text:list-item>
                <text:p>Que atividades são necessárias para cada entregável?</text:p>
              </text:list-item>
              <text:list-item>
                <text:p>3. Estabelecer a Sequência das Tarefas</text:p>
              </text:list-item>
              <text:list-item>
                <text:p>Determine a ordem em que as tarefas devem ser realizadas.</text:p>
              </text:list-item>
              <text:list-item>
                <text:p>Identifique as dependências (ou seja, quais tarefas devem ser concluídas antes que outras possam começa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6"><text:span text:style-name="T1">Cronograma geral do proj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4. Estimar a Duração das Tarefas</text:p>
              </text:list-header>
              <text:list-item>
                <text:p>Quanto tempo cada tarefa levará para ser concluída?</text:p>
              </text:list-item>
              <text:list-item>
                <text:p>Considere a complexidade e a disponibilidade de recursos.</text:p>
              </text:list-item>
              <text:list-item>
                <text:p>5. Alocar Recursos</text:p>
              </text:list-item>
              <text:list-item>
                <text:p>Quem será responsável por cada tarefa?</text:p>
              </text:list-item>
              <text:list-item>
                <text:p>Quais recursos (humanos, materiais, financeiros) são necessários?</text:p>
              </text:list-item>
              <text:list-item>
                <text:p>6. Definir Marcos </text:p>
              </text:list-item>
              <text:list-item>
                <text:p>Identifique marcos importantes no projeto que representam a conclusão de fases significativas.</text:p>
              </text:list-item>
              <text:list-item>
                <text:p>Estabeleça datas para esses marco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6"><text:span text:style-name="T1">Cronograma geral do proj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7. Criar o Cronograma</text:p>
              </text:list-item>
              <text:list-item>
                <text:p>Utilize uma ferramenta de gerenciamento de projetos (como MS Project, Asana, Trello) ou uma planilha para criar o cronograma.</text:p>
              </text:list-item>
              <text:list-item>
                <text:p>Insira as tarefas, a duração estimada, e as dependências.</text:p>
              </text:list-item>
              <text:list-item>
                <text:p>Ajuste as datas de início e término com base nas estimativas de duração e nas dependência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7T18:24:10.808586315</meta:creation-date>
    <dc:date>2024-08-13T18:43:33.174726806</dc:date>
    <meta:editing-duration>PT2H5M34S</meta:editing-duration>
    <meta:editing-cycles>2</meta:editing-cycles>
    <meta:generator>LibreOffice/7.3.7.2$Linux_X86_64 LibreOffice_project/30$Build-2</meta:generator>
    <meta:document-statistic meta:object-count="38"/>
  </office:meta>
</office:document-meta>
</file>